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667cm" fo:min-width="3.037cm"/>
    </style:style>
    <style:style style:name="gr2" style:family="graphic" style:parent-style-name="standard">
      <style:graphic-properties draw:textarea-horizontal-align="justify" draw:textarea-vertical-align="middle" draw:auto-grow-height="false" fo:min-height="1.667cm" fo:min-width="3.037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3.848cm" fo:min-width="4.49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3.105cm"/>
    </style:style>
    <style:style style:name="gr5" style:family="graphic" style:parent-style-name="objectwithoutfill">
      <style:graphic-properties draw:marker-end="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164cm" fo:min-width="1.80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30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537cm" svg:height="1.917cm" svg:x="6.378cm" svg:y="8.296cm">
          <text:p text:style-name="P1">MQ-Seri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537cm" svg:height="1.917cm" svg:x="19.304cm" svg:y="8.296cm">
          <text:p text:style-name="P1">Database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2" draw:text-style-name="P1" draw:layer="layout" svg:width="3.537cm" svg:height="1.917cm" svg:x="12.84cm" svg:y="7.635cm">
            <text:p text:style-name="P1">S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4.993cm" svg:height="4.098cm" svg:x="12.113cm" svg:y="7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3" draw:layer="layout" svg:width="3.605cm" svg:height="1.673cm" svg:x="12.842cm" svg:y="9.52cm">
            <draw:text-box>
              <text:p text:style-name="P1">ServiceMix<text:line-break/>Fuse</text:p>
            </draw:text-box>
          </draw:frame>
        </draw:g>
        <draw:line draw:style-name="gr5" draw:text-style-name="P2" draw:layer="layout" svg:x1="9.917cm" svg:y1="9.254cm" svg:x2="12.065cm" svg:y2="9.254cm">
          <text:p/>
        </draw:line>
        <draw:line draw:style-name="gr5" draw:text-style-name="P2" draw:layer="layout" svg:x1="17.156cm" svg:y1="9.254cm" svg:x2="19.304cm" svg:y2="9.254cm">
          <text:p/>
        </draw:line>
        <draw:custom-shape draw:style-name="gr6" draw:text-style-name="P1" draw:layer="layout" svg:width="2.876cm" svg:height="0.826cm" svg:x="2.347cm" svg:y="8.957cm">
          <text:p text:style-name="P1">tests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7" draw:text-style-name="P2" draw:layer="layout" svg:x1="21.387cm" svg:y1="12.759cm" svg:x2="21.387cm" svg:y2="10.544cm">
          <text:p/>
        </draw:line>
        <draw:frame draw:style-name="gr8" draw:text-style-name="P4" draw:layer="layout" svg:width="2.909cm" svg:height="1.673cm" svg:x="20.098cm" svg:y="13.024cm">
          <draw:text-box>
            <text:p>Flyway</text:p>
            <text:p>DBuni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an-Marc Meessen</meta:initial-creator>
    <meta:creation-date>2016-12-08T10:39:01.724381000</meta:creation-date>
    <dc:date>2016-12-08T10:56:29.215921000</dc:date>
    <dc:creator>Jean-Marc Meessen</dc:creator>
    <meta:editing-duration>PT6M13S</meta:editing-duration>
    <meta:editing-cycles>1</meta:editing-cycles>
    <meta:document-statistic meta:object-count="11"/>
    <meta:generator>LibreOffice/5.1.5.2$MacOSX_X86_64 LibreOffice_project/7a864d8825610a8c07cfc3bc01dd4fce6a9447e5</meta:generator>
  </office:meta>
</office:document-meta>
</file>